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Segoe UI" svg:font-family="'Segoe UI'" style:font-family-generic="system" style:font-pitch="variable"/>
    <style:font-face style:name="Söhne Mono" svg:font-family="'Söhne Mono', Monaco, 'Andale Mono', 'Ubuntu Mono', monospac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6079" officeooo:paragraph-rsid="001c6079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1c607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officeooo:paragraph-rsid="001c6079"/>
    </style:style>
    <style:style style:name="P4" style:family="paragraph" style:parent-style-name="Standard">
      <style:paragraph-properties fo:text-align="end" style:justify-single-word="false"/>
      <style:text-properties fo:font-size="16pt" officeooo:paragraph-rsid="001c6079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62c4" loext:opacity="100%"/>
    </style:style>
    <style:style style:name="P8" style:family="paragraph" style:parent-style-name="Standard">
      <style:text-properties fo:color="#0062c4" loext:opacity="100%" officeooo:paragraph-rsid="001e2e8b"/>
    </style:style>
    <style:style style:name="P9" style:family="paragraph" style:parent-style-name="Standard">
      <style:text-properties fo:color="#0062c4" loext:opacity="100%" fo:font-weight="normal" officeooo:rsid="002153b2" officeooo:paragraph-rsid="002153b2" style:font-weight-asian="normal" style:font-weight-complex="normal"/>
    </style:style>
    <style:style style:name="P10" style:family="paragraph" style:parent-style-name="Standard">
      <style:text-properties fo:color="#0062c4" loext:opacity="100%" fo:font-weight="normal" officeooo:rsid="0023c8b3" officeooo:paragraph-rsid="0023c8b3" style:font-weight-asian="normal" style:font-weight-complex="normal"/>
    </style:style>
    <style:style style:name="P11" style:family="paragraph" style:parent-style-name="Standard">
      <style:text-properties fo:color="#0062c4" loext:opacity="100%" fo:font-weight="normal" officeooo:rsid="0023c8b3" officeooo:paragraph-rsid="00256dd8" style:font-weight-asian="normal" style:font-weight-complex="normal"/>
    </style:style>
    <style:style style:name="P12" style:family="paragraph" style:parent-style-name="Standard">
      <style:text-properties fo:color="#0062c4" loext:opacity="100%" fo:font-weight="normal" officeooo:rsid="00271ed8" officeooo:paragraph-rsid="00271ed8" style:font-weight-asian="normal" style:font-weight-complex="normal"/>
    </style:style>
    <style:style style:name="P13" style:family="paragraph" style:parent-style-name="Standard">
      <style:text-properties fo:color="#0062c4" loext:opacity="100%" fo:font-weight="normal" officeooo:rsid="00271ed8" officeooo:paragraph-rsid="002f403b" style:font-weight-asian="normal" style:font-weight-complex="normal"/>
    </style:style>
    <style:style style:name="P14" style:family="paragraph" style:parent-style-name="Standard">
      <style:text-properties fo:color="#0062c4" loext:opacity="100%" fo:font-weight="normal" officeooo:rsid="002cb3a3" officeooo:paragraph-rsid="002db93a" style:font-weight-asian="normal" style:font-weight-complex="normal"/>
    </style:style>
    <style:style style:name="P15" style:family="paragraph" style:parent-style-name="Standard">
      <style:text-properties fo:color="#0062c4" loext:opacity="100%" fo:font-weight="normal" officeooo:rsid="0038710b" officeooo:paragraph-rsid="0038710b" style:font-weight-asian="normal" style:font-weight-complex="normal"/>
    </style:style>
    <style:style style:name="P16" style:family="paragraph" style:parent-style-name="Standard">
      <style:text-properties fo:color="#0062c4" loext:opacity="100%" fo:font-weight="normal" officeooo:rsid="0038710b" officeooo:paragraph-rsid="00341060" style:font-weight-asian="normal" style:font-weight-complex="normal"/>
    </style:style>
    <style:style style:name="P17" style:family="paragraph" style:parent-style-name="Standard">
      <style:text-properties fo:color="#0062c4" loext:opacity="100%" fo:font-weight="normal" officeooo:rsid="0038710b" officeooo:paragraph-rsid="003d6b0c" style:font-weight-asian="normal" style:font-weight-complex="normal"/>
    </style:style>
    <style:style style:name="P18" style:family="paragraph" style:parent-style-name="Standard">
      <style:text-properties fo:color="#0062c4" loext:opacity="100%" fo:font-weight="normal" officeooo:rsid="0038710b" officeooo:paragraph-rsid="003df5b7" style:font-weight-asian="normal" style:font-weight-complex="normal"/>
    </style:style>
    <style:style style:name="P19" style:family="paragraph" style:parent-style-name="Standard">
      <style:text-properties fo:color="#0062c4" loext:opacity="100%" fo:font-weight="normal" officeooo:rsid="003df5b7" officeooo:paragraph-rsid="003df5b7" style:font-weight-asian="normal" style:font-weight-complex="normal"/>
    </style:style>
    <style:style style:name="P20" style:family="paragraph" style:parent-style-name="Standard">
      <style:text-properties fo:color="#0062c4" loext:opacity="100%" fo:font-weight="normal" officeooo:rsid="003fad61" officeooo:paragraph-rsid="003fad61" style:font-weight-asian="normal" style:font-weight-complex="normal"/>
    </style:style>
    <style:style style:name="P21" style:family="paragraph" style:parent-style-name="Standard">
      <style:text-properties fo:color="#0062c4" loext:opacity="100%" fo:font-weight="normal" officeooo:rsid="0044c960" officeooo:paragraph-rsid="003df5b7" style:font-weight-asian="normal" style:font-weight-complex="normal"/>
    </style:style>
    <style:style style:name="P22" style:family="paragraph" style:parent-style-name="Standard">
      <style:text-properties fo:color="#0062c4" loext:opacity="100%" fo:font-weight="normal" officeooo:rsid="00452ab1" officeooo:paragraph-rsid="00452ab1" style:font-weight-asian="normal" style:font-weight-complex="normal"/>
    </style:style>
    <style:style style:name="P23" style:family="paragraph" style:parent-style-name="Standard">
      <style:text-properties fo:color="#0062c4" loext:opacity="100%" fo:font-weight="normal" officeooo:rsid="004663ab" officeooo:paragraph-rsid="004663ab" style:font-weight-asian="normal" style:font-weight-complex="normal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text-properties fo:font-weight="normal" officeooo:rsid="002153b2" officeooo:paragraph-rsid="002153b2" style:font-weight-asian="normal" style:font-weight-complex="normal"/>
    </style:style>
    <style:style style:name="P26" style:family="paragraph" style:parent-style-name="Standard">
      <style:text-properties fo:font-weight="normal" officeooo:rsid="0023c8b3" officeooo:paragraph-rsid="0023c8b3" style:font-weight-asian="normal" style:font-weight-complex="normal"/>
    </style:style>
    <style:style style:name="P27" style:family="paragraph" style:parent-style-name="Standard">
      <style:text-properties style:use-window-font-color="true" loext:opacity="0%" fo:font-weight="normal" officeooo:rsid="0023c8b3" officeooo:paragraph-rsid="0023c8b3" style:font-weight-asian="normal" style:font-weight-complex="normal"/>
    </style:style>
    <style:style style:name="P28" style:family="paragraph" style:parent-style-name="Standard">
      <style:text-properties style:use-window-font-color="true" loext:opacity="0%" fo:font-weight="normal" officeooo:rsid="0023c8b3" officeooo:paragraph-rsid="00256dd8" style:font-weight-asian="normal" style:font-weight-complex="normal"/>
    </style:style>
    <style:style style:name="P29" style:family="paragraph" style:parent-style-name="Standard">
      <style:text-properties style:use-window-font-color="true" loext:opacity="0%" fo:font-weight="normal" officeooo:rsid="00256dd8" officeooo:paragraph-rsid="00256dd8" style:font-weight-asian="normal" style:font-weight-complex="normal"/>
    </style:style>
    <style:style style:name="P30" style:family="paragraph" style:parent-style-name="Standard">
      <style:text-properties style:use-window-font-color="true" loext:opacity="0%" fo:font-weight="normal" officeooo:rsid="00271ed8" officeooo:paragraph-rsid="00256dd8" style:font-weight-asian="normal" style:font-weight-complex="normal"/>
    </style:style>
    <style:style style:name="P31" style:family="paragraph" style:parent-style-name="Standard">
      <style:text-properties style:use-window-font-color="true" loext:opacity="0%" fo:font-weight="normal" officeooo:rsid="00284460" officeooo:paragraph-rsid="00284460" style:font-weight-asian="normal" style:font-weight-complex="normal"/>
    </style:style>
    <style:style style:name="P32" style:family="paragraph" style:parent-style-name="Standard">
      <style:text-properties style:use-window-font-color="true" loext:opacity="0%" fo:font-weight="normal" officeooo:rsid="00284460" officeooo:paragraph-rsid="00256dd8" style:font-weight-asian="normal" style:font-weight-complex="normal"/>
    </style:style>
    <style:style style:name="P33" style:family="paragraph" style:parent-style-name="Standard">
      <style:text-properties style:use-window-font-color="true" loext:opacity="0%" fo:font-weight="normal" officeooo:rsid="00284460" officeooo:paragraph-rsid="002f403b" style:font-weight-asian="normal" style:font-weight-complex="normal"/>
    </style:style>
    <style:style style:name="P34" style:family="paragraph" style:parent-style-name="Standard">
      <style:text-properties style:use-window-font-color="true" loext:opacity="0%" fo:font-weight="normal" officeooo:rsid="002b5c6f" officeooo:paragraph-rsid="002b5c6f" style:font-weight-asian="normal" style:font-weight-complex="normal"/>
    </style:style>
    <style:style style:name="P35" style:family="paragraph" style:parent-style-name="Standard">
      <style:text-properties style:use-window-font-color="true" loext:opacity="0%" fo:font-weight="normal" officeooo:rsid="002b5c6f" officeooo:paragraph-rsid="002beabc" style:font-weight-asian="normal" style:font-weight-complex="normal"/>
    </style:style>
    <style:style style:name="P36" style:family="paragraph" style:parent-style-name="Standard">
      <style:text-properties style:use-window-font-color="true" loext:opacity="0%" fo:font-weight="normal" officeooo:rsid="002cb3a3" officeooo:paragraph-rsid="002cb3a3" style:font-weight-asian="normal" style:font-weight-complex="normal"/>
    </style:style>
    <style:style style:name="P37" style:family="paragraph" style:parent-style-name="Standard">
      <style:text-properties style:use-window-font-color="true" loext:opacity="0%" fo:font-weight="normal" officeooo:rsid="002cb3a3" officeooo:paragraph-rsid="002db93a" style:font-weight-asian="normal" style:font-weight-complex="normal"/>
    </style:style>
    <style:style style:name="P38" style:family="paragraph" style:parent-style-name="Standard">
      <style:text-properties style:use-window-font-color="true" loext:opacity="0%" fo:font-weight="normal" officeooo:rsid="002e8770" officeooo:paragraph-rsid="002db93a" style:font-weight-asian="normal" style:font-weight-complex="normal"/>
    </style:style>
    <style:style style:name="P39" style:family="paragraph" style:parent-style-name="Standard">
      <style:text-properties style:use-window-font-color="true" loext:opacity="0%" fo:font-weight="normal" officeooo:rsid="00325363" officeooo:paragraph-rsid="00325363" style:font-weight-asian="normal" style:font-weight-complex="normal"/>
    </style:style>
    <style:style style:name="P40" style:family="paragraph" style:parent-style-name="Standard">
      <style:text-properties style:use-window-font-color="true" loext:opacity="0%" fo:font-weight="normal" officeooo:rsid="0032c0b5" officeooo:paragraph-rsid="0032c0b5" style:font-weight-asian="normal" style:font-weight-complex="normal"/>
    </style:style>
    <style:style style:name="P41" style:family="paragraph" style:parent-style-name="Standard">
      <style:text-properties style:use-window-font-color="true" loext:opacity="0%" fo:font-weight="normal" officeooo:rsid="00341060" officeooo:paragraph-rsid="00341060" style:font-weight-asian="normal" style:font-weight-complex="normal"/>
    </style:style>
    <style:style style:name="P42" style:family="paragraph" style:parent-style-name="Standard">
      <style:text-properties style:use-window-font-color="true" loext:opacity="0%" fo:font-weight="normal" officeooo:rsid="0034d7f9" officeooo:paragraph-rsid="0034d7f9" style:font-weight-asian="normal" style:font-weight-complex="normal"/>
    </style:style>
    <style:style style:name="P43" style:family="paragraph" style:parent-style-name="Standard">
      <style:text-properties style:use-window-font-color="true" loext:opacity="0%" fo:font-weight="normal" officeooo:rsid="00366999" officeooo:paragraph-rsid="003df5b7" style:font-weight-asian="normal" style:font-weight-complex="normal"/>
    </style:style>
    <style:style style:name="P44" style:family="paragraph" style:parent-style-name="Standard">
      <style:text-properties style:use-window-font-color="true" loext:opacity="0%" fo:font-weight="normal" officeooo:rsid="0038710b" officeooo:paragraph-rsid="00341060" style:font-weight-asian="normal" style:font-weight-complex="normal"/>
    </style:style>
    <style:style style:name="P45" style:family="paragraph" style:parent-style-name="Standard">
      <style:text-properties style:use-window-font-color="true" loext:opacity="0%" fo:font-weight="normal" officeooo:rsid="0038710b" officeooo:paragraph-rsid="0038710b" style:font-weight-asian="normal" style:font-weight-complex="normal"/>
    </style:style>
    <style:style style:name="P46" style:family="paragraph" style:parent-style-name="Standard">
      <style:text-properties style:use-window-font-color="true" loext:opacity="0%" fo:font-weight="normal" officeooo:rsid="003d6b0c" officeooo:paragraph-rsid="003d6b0c" style:font-weight-asian="normal" style:font-weight-complex="normal"/>
    </style:style>
    <style:style style:name="P47" style:family="paragraph" style:parent-style-name="Standard">
      <style:text-properties style:use-window-font-color="true" loext:opacity="0%" fo:font-weight="normal" officeooo:rsid="003df5b7" officeooo:paragraph-rsid="003df5b7" style:font-weight-asian="normal" style:font-weight-complex="normal"/>
    </style:style>
    <style:style style:name="P48" style:family="paragraph" style:parent-style-name="Standard">
      <style:text-properties style:use-window-font-color="true" loext:opacity="0%" fo:font-weight="normal" officeooo:rsid="003fad61" officeooo:paragraph-rsid="003fad61" style:font-weight-asian="normal" style:font-weight-complex="normal"/>
    </style:style>
    <style:style style:name="P49" style:family="paragraph" style:parent-style-name="Standard">
      <style:text-properties style:use-window-font-color="true" loext:opacity="0%" fo:font-weight="normal" officeooo:rsid="00416378" officeooo:paragraph-rsid="003df5b7" style:font-weight-asian="normal" style:font-weight-complex="normal"/>
    </style:style>
    <style:style style:name="P50" style:family="paragraph" style:parent-style-name="Standard">
      <style:text-properties style:use-window-font-color="true" loext:opacity="0%" fo:font-weight="normal" officeooo:rsid="0044c960" officeooo:paragraph-rsid="0044c960" style:font-weight-asian="normal" style:font-weight-complex="normal"/>
    </style:style>
    <style:style style:name="P51" style:family="paragraph" style:parent-style-name="Standard">
      <style:text-properties style:use-window-font-color="true" loext:opacity="0%" fo:font-weight="normal" officeooo:rsid="00452ab1" officeooo:paragraph-rsid="00452ab1" style:font-weight-asian="normal" style:font-weight-complex="normal"/>
    </style:style>
    <style:style style:name="P52" style:family="paragraph" style:parent-style-name="Standard">
      <style:text-properties style:use-window-font-color="true" loext:opacity="0%" fo:font-size="14pt" fo:font-weight="bold" officeooo:rsid="00284460" officeooo:paragraph-rsid="00256dd8" style:font-size-asian="14pt" style:font-weight-asian="bold" style:font-size-complex="14pt" style:font-weight-complex="bold"/>
    </style:style>
    <style:style style:name="P53" style:family="paragraph" style:parent-style-name="Standard">
      <style:text-properties style:use-window-font-color="true" loext:opacity="0%" fo:font-size="14pt" fo:font-weight="bold" officeooo:rsid="00341060" officeooo:paragraph-rsid="00341060" style:font-size-asian="14pt" style:font-weight-asian="bold" style:font-size-complex="14pt" style:font-weight-complex="bold"/>
    </style:style>
    <style:style style:name="P54" style:family="paragraph" style:parent-style-name="Standard">
      <style:text-properties style:use-window-font-color="true" loext:opacity="0%" fo:font-size="16pt" style:text-underline-style="solid" style:text-underline-width="auto" style:text-underline-color="font-color" fo:font-weight="bold" officeooo:rsid="00341060" officeooo:paragraph-rsid="00341060" style:font-size-asian="16pt" style:font-weight-asian="bold" style:font-size-complex="16pt" style:font-weight-complex="bold"/>
    </style:style>
    <style:style style:name="P55" style:family="paragraph" style:parent-style-name="Standard">
      <style:text-properties officeooo:paragraph-rsid="002e8770"/>
    </style:style>
    <style:style style:name="T1" style:family="text">
      <style:text-properties style:font-name="LiberationSans" fo:font-size="11pt" style:font-size-asian="11pt"/>
    </style:style>
    <style:style style:name="T2" style:family="text">
      <style:text-properties style:font-name="LiberationSans" fo:font-size="20pt" officeooo:rsid="001c6079" style:font-size-asian="20pt" style:font-size-complex="20pt"/>
    </style:style>
    <style:style style:name="T3" style:family="text">
      <style:text-properties style:font-name="LiberationSans" officeooo:rsid="001c6079"/>
    </style:style>
    <style:style style:name="T4" style:family="text">
      <style:text-properties fo:color="#0062c4" loext:opacity="100%"/>
    </style:style>
    <style:style style:name="T5" style:family="text">
      <style:text-properties fo:color="#0062c4" loext:opacity="100%" officeooo:rsid="00271ed8"/>
    </style:style>
    <style:style style:name="T6" style:family="text">
      <style:text-properties fo:color="#0062c4" loext:opacity="100%" style:text-underline-style="none" officeooo:rsid="00271ed8"/>
    </style:style>
    <style:style style:name="T7" style:family="text">
      <style:text-properties fo:color="#0062c4" loext:opacity="100%" officeooo:rsid="002beabc"/>
    </style:style>
    <style:style style:name="T8" style:family="text">
      <style:text-properties fo:color="#0062c4" loext:opacity="100%" officeooo:rsid="002f403b"/>
    </style:style>
    <style:style style:name="T9" style:family="text">
      <style:text-properties fo:color="#0062c4" loext:opacity="100%" officeooo:rsid="003fad61"/>
    </style:style>
    <style:style style:name="T10" style:family="text">
      <style:text-properties style:use-window-font-color="true" loext:opacity="0%"/>
    </style:style>
    <style:style style:name="T11" style:family="text">
      <style:text-properties officeooo:rsid="00256dd8"/>
    </style:style>
    <style:style style:name="T12" style:family="text">
      <style:text-properties officeooo:rsid="00271ed8"/>
    </style:style>
    <style:style style:name="T13" style:family="text">
      <style:text-properties style:text-underline-style="none"/>
    </style:style>
    <style:style style:name="T14" style:family="text">
      <style:text-properties officeooo:rsid="002db93a"/>
    </style:style>
    <style:style style:name="T15" style:family="text">
      <style:text-properties officeooo:rsid="002f403b"/>
    </style:style>
    <style:style style:name="T16" style:family="text">
      <style:text-properties officeooo:rsid="003134dc"/>
    </style:style>
    <style:style style:name="T17" style:family="text">
      <style:text-properties officeooo:rsid="003a405c"/>
    </style:style>
    <style:style style:name="T18" style:family="text">
      <style:text-properties officeooo:rsid="003bca52"/>
    </style:style>
    <style:style style:name="T19" style:family="text">
      <style:text-properties officeooo:rsid="003d6b0c"/>
    </style:style>
    <style:style style:name="T20" style:family="text">
      <style:text-properties officeooo:rsid="003df5b7"/>
    </style:style>
    <style:style style:name="T21" style:family="text">
      <style:text-properties officeooo:rsid="003fad61"/>
    </style:style>
    <style:style style:name="T22" style:family="text">
      <style:text-properties officeooo:rsid="0044c960"/>
    </style:style>
    <style:style style:name="T23" style:family="text">
      <style:text-properties officeooo:rsid="00452a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Roldán Sanchis Martínez</text:span></text:p>
      <text:p text:style-name="P3"><text:span text:style-name="T2"/></text:p>
      <text:p text:style-name="P2"><text:span text:style-name="T3">Computer Systems 1st Term Assessable Activity</text:span></text:p>
      <text:p text:style-name="P1"><text:span text:style-name="T1"/></text:p>
      <text:p text:style-name="Standard"/>
      <text:p text:style-name="P5">Exercise 1:</text:p>
      <text:p text:style-name="Standard"/>
      <text:p text:style-name="P6">Section a:</text:p>
      <text:p text:style-name="Standard"/>
      <text:p text:style-name="Standard">First of all, to go to home directory use the command:</text:p>
      <text:p text:style-name="Standard"/>
      <text:p text:style-name="P7">cd /home</text:p>
      <text:p text:style-name="Standard"/>
      <text:p text:style-name="Standard">Inside home we can create the full structure with just one command:</text:p>
      <text:p text:style-name="Standard"/>
      <text:p text:style-name="P8">mkdir -p ../tmp/"My Files"/{"Cook Recipes"/{"Salty","Sweet"},"Comics","Movies"/{"Superheroes","Comedy"}}</text:p>
      <text:p text:style-name="Standard"/>
      <text:p text:style-name="Standard">But we will follow the activity statement and create the structure using one command for each hierarchical level as follows.</text:p>
      <text:p text:style-name="Standard"/>
      <text:p text:style-name="P55">This will create the first level:</text:p>
      <text:p text:style-name="P7"/>
      <text:p text:style-name="P7">mkdir ../tmp/"My Files"</text:p>
      <text:p text:style-name="Standard"/>
      <text:p text:style-name="P55">The second level will be created with this one:</text:p>
      <text:p text:style-name="Standard"/>
      <text:p text:style-name="Standard"><text:span text:style-name="T4">mkdir ../tmp/"My Files"/{"Cook Recipes","Comics","Movies"}</text:span></text:p>
      <text:p text:style-name="Standard"/>
      <text:p text:style-name="Standard">And, finally, with this command we will create the last hierarchical level:</text:p>
      <text:p text:style-name="Standard"/>
      <text:p text:style-name="P7">mkdir ../tmp/"My Files"/{"Cook Recipes"/{"Salty","Sweet"},"Movies"/{"Superheroes","Comedy"}}</text:p>
      <text:p text:style-name="Standard"/>
      <text:p text:style-name="Standard">Now we need the touch command to create the files inside folders:</text:p>
      <text:p text:style-name="Standard"/>
      <text:p text:style-name="P7">touch ../tmp/"My Files"/"Cook Recipes"/"Salty"/"Doughnut.jpg"</text:p>
      <text:p text:style-name="Standard"/>
      <text:p text:style-name="Standard">The first one to create de image and then this one to create the remaining files:</text:p>
      <text:p text:style-name="Standard"/>
      <text:p text:style-name="P7">touch ../tmp/"My Files"/"Comics"/"Man of Steel.txt" ../tmp/"My Files"/"Comics"/"Wonder Woman.txt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Section b</text:p>
      <text:p text:style-name="P24"/>
      <text:p text:style-name="P25">First, to change to personal folder use the command:</text:p>
      <text:p text:style-name="P25"/>
      <text:p text:style-name="P9">cd ~</text:p>
      <text:p text:style-name="P25"/>
      <text:p text:style-name="P26">1. We can create the file directly by using pipes or redirection to enter the text, but first of all we will create the file by using:</text:p>
      <text:p text:style-name="P26"/>
      <text:p text:style-name="P10">touch /tmp/"My Files"/"Cook Recipes"/"Salty"/"Mac and cheese.txt"</text:p>
      <text:p text:style-name="P26"><text:span text:style-name="T10"/></text:p>
      <text:p text:style-name="P26"><text:span text:style-name="T10">And using pipes to put the text inside the file:</text:span></text:p>
      <text:p text:style-name="P26"><text:span text:style-name="T10"/></text:p>
      <text:p text:style-name="P10">echo "To make macaroni and cheese, you must first buy macaroni and cheese" &gt; /tmp/"My Files"/"Cook Recipes"/"Salty"/"Mac and cheese.txt"</text:p>
      <text:p text:style-name="P26"><text:span text:style-name="T10"/></text:p>
      <text:p text:style-name="P27">2. To delete the Sweet directory we <text:span text:style-name="T11">can </text:span>use the “rmdir” <text:span text:style-name="T11">or “rm -r”</text:span> command:</text:p>
      <text:p text:style-name="P27"/>
      <text:p text:style-name="P11">rm<text:span text:style-name="T11">dir /tmp</text:span>/"My Files"/"Cook Recipes"/"S<text:span text:style-name="T11">weet</text:span>"</text:p>
      <text:p text:style-name="P28"/>
      <text:p text:style-name="P29">3. To copy the file into Movies/Superheroes and enter the text we will use the following commands:</text:p>
      <text:p text:style-name="P29"/>
      <text:p text:style-name="P13">cp /tmp/"My Files"/"Comics"/"Man of Steel.txt" /tmp/"My Files"/"Movies"/"<text:span text:style-name="T15">Superheroes</text:span>"/"Man of <text:span text:style-name="T13">Steel_copy.txt</text:span>"</text:p>
      <text:p text:style-name="P12"/>
      <text:p text:style-name="P31">And then, to enter the text:</text:p>
      <text:p text:style-name="P31"/>
      <text:p text:style-name="P33"><text:span text:style-name="T4">echo </text:span><text:span text:style-name="T5">"</text:span><text:span text:style-name="T4">Up up and away!</text:span><text:span text:style-name="T5">" » /tmp/"My Files"/"Movies"/"</text:span><text:span text:style-name="T8">Superheroes</text:span><text:span text:style-name="T5">"/"Man of </text:span><text:span text:style-name="T6">Steel_copy.txt</text:span><text:span text:style-name="T5">"</text:span></text:p>
      <text:p text:style-name="P30"/>
      <text:p text:style-name="P52">Section c</text:p>
      <text:p text:style-name="P32"/>
      <text:p text:style-name="P34">To create a hard link we use the “ln” command <text:span text:style-name="T16">with</text:span> an absolute path:</text:p>
      <text:p text:style-name="P34"/>
      <text:p text:style-name="P35"><text:span text:style-name="T4">ln </text:span><text:span text:style-name="T5">/tmp/"My Files"/"Comics"/"Man of Steel.txt" /tmp/"My Files"/"Comics"/"Man of Steel_</text:span><text:span text:style-name="T7">hard</text:span><text:span text:style-name="T5">.txt"</text:span></text:p>
      <text:p text:style-name="P35"><text:span text:style-name="T5"/></text:p>
      <text:p text:style-name="P36"><text:span text:style-name="T12">T</text:span>o create a symbolic link we use the “ln -s” command <text:span text:style-name="T16">with</text:span> an absolute path:</text:p>
      <text:p text:style-name="P36"/>
      <text:p text:style-name="P14">ln -s <text:span text:style-name="T12">/tmp/"My Files"/"Comics"/"</text:span>Wonder Woman<text:span text:style-name="T12">.txt" /tmp/"My Files"/"Comics"/"</text:span>Wonder Woman_<text:span text:style-name="T14">soft</text:span><text:span text:style-name="T12">.txt"</text:span></text:p>
      <text:p text:style-name="P37"><text:span text:style-name="T5"/></text:p>
      <text:p text:style-name="P39">2. Modifying the content of “Man of Steel_copy.txt” will not modify “Man of Steel.txt” nor “Man of Steel_hard.txt” because it’s just a copy of “Man of Steel.txt” and “Man of Steel_hard.txt” it’s a hard link of “Man of Steel.txt”. So, if you modify a copy, the changes will affect just the copy.</text:p>
      <text:p text:style-name="P38"/>
      <text:p text:style-name="P40">3. As the copy it’s just a copy, deleting the “original” won’t affect the copy. And in a similar way, deleting the “original” won’t affect the hard link. So nothing will happen to the other files.</text:p>
      <text:p text:style-name="P40"/>
      <text:p text:style-name="P40">4. If you delete the directory the “Wonder Woman.txt” file will also be delete, so the soft link will be broken.</text:p>
      <text:p text:style-name="P40"/>
      <text:p text:style-name="P40"/>
      <text:p text:style-name="P40"/>
      <text:p text:style-name="P54"><text:soft-page-break/>Exercise 2</text:p>
      <text:p text:style-name="P41"/>
      <text:p text:style-name="P53">Section a</text:p>
      <text:p text:style-name="P41"/>
      <text:p text:style-name="P46">The following command creates a user in a non-interactive way with a home/user_name and a /bin/sh and a user_name_password as a password (-m creates de directory if not exists, and -d defines the directory as home):</text:p>
      <text:p text:style-name="P46"/>
      <text:p text:style-name="P15">sudo useradd -<text:span text:style-name="T18">m </text:span>-<text:span text:style-name="T17">d</text:span> /home/gru -s /bin/sh -<text:span text:style-name="T17">p gru_password gru</text:span></text:p>
      <text:p text:style-name="P45"/>
      <text:p text:style-name="P46">Also, with this command you can change the password:</text:p>
      <text:p text:style-name="P44"/>
      <text:p text:style-name="P16">sudo passwd gru</text:p>
      <text:p text:style-name="P44"/>
      <text:p text:style-name="P46">To create the remaining users:</text:p>
      <text:p text:style-name="P46"/>
      <text:p text:style-name="P17">sudo useradd -<text:span text:style-name="T18">m </text:span>-<text:span text:style-name="T17">d</text:span> /home/<text:span text:style-name="T19">kevin</text:span> -s /bin/sh -<text:span text:style-name="T17">p </text:span><text:span text:style-name="T19">kevin</text:span><text:span text:style-name="T17">_password </text:span><text:span text:style-name="T19">kevin</text:span></text:p>
      <text:p text:style-name="P17"/>
      <text:p text:style-name="P17">sudo useradd -<text:span text:style-name="T18">m </text:span>-<text:span text:style-name="T17">d</text:span> /home/<text:span text:style-name="T20">stuart</text:span> -s /bin/sh -<text:span text:style-name="T17">p </text:span><text:span text:style-name="T20">stuart</text:span><text:span text:style-name="T17">_password </text:span><text:span text:style-name="T20">stuart</text:span></text:p>
      <text:p text:style-name="P17"/>
      <text:p text:style-name="P18">sudo useradd -<text:span text:style-name="T18">m </text:span>-<text:span text:style-name="T17">d</text:span> /home/<text:span text:style-name="T20">nefario</text:span> -s /bin/sh -<text:span text:style-name="T17">p </text:span><text:span text:style-name="T20">nefario</text:span><text:span text:style-name="T17">_password </text:span><text:span text:style-name="T20">nefario</text:span></text:p>
      <text:p text:style-name="P18"/>
      <text:p text:style-name="P18">sudo useradd -<text:span text:style-name="T18">m </text:span>-<text:span text:style-name="T17">d</text:span> /home/<text:span text:style-name="T19">agnes</text:span> -s /bin/sh -<text:span text:style-name="T17">p </text:span><text:span text:style-name="T19">agnes</text:span><text:span text:style-name="T17">_password </text:span><text:span text:style-name="T19">agnes</text:span></text:p>
      <text:p text:style-name="P18"/>
      <text:p text:style-name="P18">sudo useradd -<text:span text:style-name="T18">m </text:span>-<text:span text:style-name="T17">d</text:span> /home/<text:span text:style-name="T19">supermegavillain</text:span> -s /bin/sh -<text:span text:style-name="T17">p </text:span><text:span text:style-name="T19">supermegavillain</text:span><text:span text:style-name="T17">_password </text:span><text:span text:style-name="T19">supermegavillain</text:span></text:p>
      <text:p text:style-name="P44"/>
      <text:p text:style-name="P53">Section b</text:p>
      <text:p text:style-name="P41"/>
      <text:p text:style-name="P47">To create a group we use the “groupadd” command as it follows:</text:p>
      <text:p text:style-name="P47"/>
      <text:p text:style-name="P19">sudo groupadd masteroftheuniverse</text:p>
      <text:p text:style-name="P19"/>
      <text:p text:style-name="P19">sudo groupadd minions</text:p>
      <text:p text:style-name="P19"/>
      <text:p text:style-name="P19">sudo groupadd kids</text:p>
      <text:p text:style-name="P19"/>
      <text:p text:style-name="P19">sudo groupadd researchanddevelopment</text:p>
      <text:p text:style-name="P47"/>
      <text:p text:style-name="P48">Now we can add users to groups with the following command:</text:p>
      <text:p text:style-name="P48"/>
      <text:p text:style-name="P20">sudo usermod -a -<text:span text:style-name="T22">G</text:span> masteroftheuniverse gru supermegavillain</text:p>
      <text:p text:style-name="P20"/>
      <text:p text:style-name="P20">sudo usermod -a -<text:span text:style-name="T22">G </text:span>minions stuart kevin</text:p>
      <text:p text:style-name="P20"/>
      <text:p text:style-name="P20">sudo usermod -a -<text:span text:style-name="T22">G </text:span>kids agnes</text:p>
      <text:p text:style-name="P20"/>
      <text:p text:style-name="P20">sudo usermod -a -<text:span text:style-name="T22">G </text:span>researchanddevelopment nefario</text:p>
      <text:p text:style-name="P47"/>
      <text:p text:style-name="P50"/>
      <text:p text:style-name="P50"/>
      <text:p text:style-name="P50"/>
      <text:p text:style-name="P50"><text:soft-page-break/>After that, we assign ownership with:</text:p>
      <text:p text:style-name="P49"/>
      <text:p text:style-name="P21">sudo chown -R gru:masteroftheuniverse /home/evilplans <text:s/>/home/science</text:p>
      <text:p text:style-name="P21"/>
      <text:p text:style-name="P21">sudo chown agnes:kids /<text:span text:style-name="T23">home/operation_birthday</text:span></text:p>
      <text:p text:style-name="P21"/>
      <text:p text:style-name="P22">sudo chown nefario:<text:span text:style-name="T21">researchanddevelopment /</text:span>home/science</text:p>
      <text:p text:style-name="P22"/>
      <text:p text:style-name="P22">sudo chown stuart:minions /home/science/bananas</text:p>
      <text:p text:style-name="P22"/>
      <text:p text:style-name="P22">sudo chown kevin:minions /home/science/bananas</text:p>
      <text:p text:style-name="P22"/>
      <text:p text:style-name="P22">sudo chown supermegavillain:masteroftheuniverse /home/evilplans</text:p>
      <text:p text:style-name="P22"/>
      <text:p text:style-name="P51">And finally, we assign the permissions with:</text:p>
      <text:p text:style-name="P22"/>
      <text:p text:style-name="P22">sudo chmod 750 /home/evilplans</text:p>
      <text:p text:style-name="P22"/>
      <text:p text:style-name="P22">sudo chmod 700 <text:span text:style-name="T22">/</text:span>home/operation_birthday</text:p>
      <text:p text:style-name="P22"/>
      <text:p text:style-name="P23">sudo chmod -R 750 <text:span text:style-name="T23">/home/science</text:span></text:p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Segoe UI" svg:font-family="'Segoe UI'" style:font-family-generic="system" style:font-pitch="variable"/>
    <style:font-face style:name="Söhne Mono" svg:font-family="'Söhne Mono', Monaco, 'Andale Mono', 'Ubuntu Mono', monospac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7T23:11:18.921000000</dc:date>
    <meta:editing-duration>PT3H6M31S</meta:editing-duration>
    <meta:editing-cycles>32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74" meta:word-count="666" meta:character-count="4590" meta:non-whitespace-character-count="3997"/>
  </office:meta>
</office:document-meta>
</file>